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MS Mincho" svg:font-family="'MS Mincho'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32.81mm"/>
    </style:style>
    <style:style style:name="ro1" style:family="table-row">
      <style:table-row-properties style:row-height="5.54mm" fo:break-before="auto" style:use-optimal-row-height="fals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3333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8cbad" style:diagonal-bl-tr="none" style:diagonal-tl-br="none" fo:border="0.74pt solid #000000" style:rotation-align="none"/>
    </style:style>
    <style:style style:name="ce4" style:family="table-cell" style:parent-style-name="Default">
      <style:table-cell-properties fo:border-bottom="1.76pt solid #000000" fo:background-color="#f8cbad" style:diagonal-bl-tr="none" style:diagonal-tl-br="none" fo:border-left="0.74pt solid #000000" fo:border-right="0.74pt solid #000000" style:rotation-align="none" fo:border-top="0.74pt solid #000000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ext-properties style:font-name-complex="DejaVu Sans" style:font-size-complex="6.80000019073486pt" style:language-complex="en" style:country-complex="US"/>
    </style:style>
    <style:style style:name="ce7" style:family="table-cell" style:parent-style-name="Default">
      <style:text-properties style:font-name="F" fo:font-size="12pt" style:font-name-complex="DejaVu Sans" style:font-size-complex="6.80000019073486pt" style:language-complex="en" style:country-complex="US"/>
    </style:style>
    <style:style style:name="ce8" style:family="table-cell" style:parent-style-name="Default">
      <style:table-cell-properties fo:background-color="#0000ff"/>
    </style:style>
    <style:style style:name="T1" style:family="text">
      <style:text-properties style:font-name="" fo:font-size="12pt"/>
    </style:style>
    <style:style style:name="T2" style:family="text">
      <style:text-properties fo:color="#00000a" style:font-name="Calibri" fo:font-size="11pt" fo:country="EC" style:country-asian="SA" style:font-name-asian="MS Mincho" style:font-size-asian="11pt"/>
    </style:style>
    <style:style style:name="T3" style:family="text">
      <style:text-properties style:font-name="" fo:font-size="12pt" fo:color="#00000a" fo:country="EC" style:country-asian="SA" style:font-name-asian="MS Mincho" style:font-size-asian="11pt"/>
    </style:style>
    <style:style style:name="T4" style:family="text">
      <style:text-properties fo:color="#00000a" fo:country="EC" style:country-asian="SA" style:font-name-asian="MS Mincho" style:font-size-asian="11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6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Awá</text:p>
          </table:table-cell>
          <table:table-cell office:value-type="string" calcext:value-type="string">
            <text:p><text:span text:style-name="T1">", "tipo" : "</text:span><text:span text:style-name="T2">Nacionalidad</text:span><text:span text:style-name="T1">" },</text:span></text:p>
          </table:table-cell>
          <table:table-cell table:formula="of:=CONCATENATE([.A1];[.B1];[.C1];[.D1];[.E1])" office:value-type="string" office:string-value="&quot;1&quot; : { &quot;nombre&quot; : &quot;Awá&quot;, &quot;tipo&quot; : &quot;Nacionalidad&quot; }," calcext:value-type="string">
            <text:p>"1" : { "nombre" : "Awá", "tipo" : "Nacionalidad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Chachi</text:p>
          </table:table-cell>
          <table:table-cell office:value-type="string" calcext:value-type="string">
            <text:p><text:span text:style-name="T1">", "tipo" : "</text:span><text:span text:style-name="T2">Nacionalidad</text:span><text:span text:style-name="T1">" },</text:span></text:p>
          </table:table-cell>
          <table:table-cell table:formula="of:=CONCATENATE([.A2];[.B2];[.C2];[.D2];[.E2])" office:value-type="string" office:string-value="&quot;2&quot; : { &quot;nombre&quot; : &quot;Chachi&quot;, &quot;tipo&quot; : &quot;Nacionalidad&quot; }," calcext:value-type="string">
            <text:p>"2" : { "nombre" : "Chachi", "tipo" : "Nacionalidad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Épera</text:p>
          </table:table-cell>
          <table:table-cell office:value-type="string" calcext:value-type="string">
            <text:p><text:span text:style-name="T1">", "tipo" : "</text:span><text:span text:style-name="T2">Nacionalidad</text:span><text:span text:style-name="T1">" },</text:span></text:p>
          </table:table-cell>
          <table:table-cell table:formula="of:=CONCATENATE([.A3];[.B3];[.C3];[.D3];[.E3])" office:value-type="string" office:string-value="&quot;3&quot; : { &quot;nombre&quot; : &quot;Épera&quot;, &quot;tipo&quot; : &quot;Nacionalidad&quot; }," calcext:value-type="string">
            <text:p>"3" : { "nombre" : "Épera", "tipo" : "Nacionalidad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Tsa´chila</text:p>
          </table:table-cell>
          <table:table-cell office:value-type="string" calcext:value-type="string">
            <text:p><text:span text:style-name="T1">", "tipo" : "</text:span><text:span text:style-name="T2">Nacionalidad</text:span><text:span text:style-name="T1">" },</text:span></text:p>
          </table:table-cell>
          <table:table-cell table:formula="of:=CONCATENATE([.A4];[.B4];[.C4];[.D4];[.E4])" office:value-type="string" office:string-value="&quot;4&quot; : { &quot;nombre&quot; : &quot;Tsa´chila&quot;, &quot;tipo&quot; : &quot;Nacionalidad&quot; }," calcext:value-type="string">
            <text:p>"4" : { "nombre" : "Tsa´chila", "tipo" : "Nacionalidad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Achuar</text:p>
          </table:table-cell>
          <table:table-cell office:value-type="string" calcext:value-type="string">
            <text:p><text:span text:style-name="T1">", "tipo" : "</text:span><text:span text:style-name="T2">Nacionalidad</text:span><text:span text:style-name="T1">" },</text:span></text:p>
          </table:table-cell>
          <table:table-cell table:formula="of:=CONCATENATE([.A5];[.B5];[.C5];[.D5];[.E5])" office:value-type="string" office:string-value="&quot;5&quot; : { &quot;nombre&quot; : &quot;Achuar&quot;, &quot;tipo&quot; : &quot;Nacionalidad&quot; }," calcext:value-type="string">
            <text:p>"5" : { "nombre" : "Achuar", "tipo" : "Nacionalidad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Andoa</text:p>
          </table:table-cell>
          <table:table-cell office:value-type="string" calcext:value-type="string">
            <text:p><text:span text:style-name="T1">", "tipo" : "</text:span><text:span text:style-name="T2">Nacionalidad</text:span><text:span text:style-name="T1">" },</text:span></text:p>
          </table:table-cell>
          <table:table-cell table:formula="of:=CONCATENATE([.A6];[.B6];[.C6];[.D6];[.E6])" office:value-type="string" office:string-value="&quot;6&quot; : { &quot;nombre&quot; : &quot;Andoa&quot;, &quot;tipo&quot; : &quot;Nacionalidad&quot; }," calcext:value-type="string">
            <text:p>"6" : { "nombre" : "Andoa", "tipo" : "Nacionalidad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Cofán</text:p>
          </table:table-cell>
          <table:table-cell office:value-type="string" calcext:value-type="string">
            <text:p><text:span text:style-name="T1">", "tipo" : "</text:span><text:span text:style-name="T2">Nacionalidad</text:span><text:span text:style-name="T1">" },</text:span></text:p>
          </table:table-cell>
          <table:table-cell table:formula="of:=CONCATENATE([.A7];[.B7];[.C7];[.D7];[.E7])" office:value-type="string" office:string-value="&quot;7&quot; : { &quot;nombre&quot; : &quot;Cofán&quot;, &quot;tipo&quot; : &quot;Nacionalidad&quot; }," calcext:value-type="string">
            <text:p>"7" : { "nombre" : "Cofán", "tipo" : "Nacionalidad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Sapara</text:p>
          </table:table-cell>
          <table:table-cell office:value-type="string" calcext:value-type="string">
            <text:p><text:span text:style-name="T1">", "tipo" : "</text:span><text:span text:style-name="T2">Nacionalidad</text:span><text:span text:style-name="T1">" },</text:span></text:p>
          </table:table-cell>
          <table:table-cell table:formula="of:=CONCATENATE([.A8];[.B8];[.C8];[.D8];[.E8])" office:value-type="string" office:string-value="&quot;8&quot; : { &quot;nombre&quot; : &quot;Sapara&quot;, &quot;tipo&quot; : &quot;Nacionalidad&quot; }," calcext:value-type="string">
            <text:p>"8" : { "nombre" : "Sapara", "tipo" : "Nacionalidad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Sekoya</text:p>
          </table:table-cell>
          <table:table-cell office:value-type="string" calcext:value-type="string">
            <text:p><text:span text:style-name="T1">", "tipo" : "</text:span><text:span text:style-name="T2">Nacionalidad</text:span><text:span text:style-name="T1">" },</text:span></text:p>
          </table:table-cell>
          <table:table-cell table:formula="of:=CONCATENATE([.A9];[.B9];[.C9];[.D9];[.E9])" office:value-type="string" office:string-value="&quot;9&quot; : { &quot;nombre&quot; : &quot;Sekoya&quot;, &quot;tipo&quot; : &quot;Nacionalidad&quot; }," calcext:value-type="string">
            <text:p>"9" : { "nombre" : "Sekoya", "tipo" : "Nacionalidad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Shiwiar</text:p>
          </table:table-cell>
          <table:table-cell office:value-type="string" calcext:value-type="string">
            <text:p><text:span text:style-name="T1">", "tipo" : "</text:span><text:span text:style-name="T2">Nacionalidad</text:span><text:span text:style-name="T1">" },</text:span></text:p>
          </table:table-cell>
          <table:table-cell table:formula="of:=CONCATENATE([.A10];[.B10];[.C10];[.D10];[.E10])" office:value-type="string" office:string-value="&quot;10&quot; : { &quot;nombre&quot; : &quot;Shiwiar&quot;, &quot;tipo&quot; : &quot;Nacionalidad&quot; }," calcext:value-type="string">
            <text:p>"10" : { "nombre" : "Shiwiar", "tipo" : "Nacionalidad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Shuar</text:p>
          </table:table-cell>
          <table:table-cell office:value-type="string" calcext:value-type="string">
            <text:p><text:span text:style-name="T1">", "tipo" : "</text:span><text:span text:style-name="T2">Nacionalidad</text:span><text:span text:style-name="T1">" },</text:span></text:p>
          </table:table-cell>
          <table:table-cell table:formula="of:=CONCATENATE([.A11];[.B11];[.C11];[.D11];[.E11])" office:value-type="string" office:string-value="&quot;11&quot; : { &quot;nombre&quot; : &quot;Shuar&quot;, &quot;tipo&quot; : &quot;Nacionalidad&quot; }," calcext:value-type="string">
            <text:p>"11" : { "nombre" : "Shuar", "tipo" : "Nacionalidad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Siona</text:p>
          </table:table-cell>
          <table:table-cell office:value-type="string" calcext:value-type="string">
            <text:p><text:span text:style-name="T1">", "tipo" : "</text:span><text:span text:style-name="T2">Nacionalidad</text:span><text:span text:style-name="T1">" },</text:span></text:p>
          </table:table-cell>
          <table:table-cell table:formula="of:=CONCATENATE([.A12];[.B12];[.C12];[.D12];[.E12])" office:value-type="string" office:string-value="&quot;12&quot; : { &quot;nombre&quot; : &quot;Siona&quot;, &quot;tipo&quot; : &quot;Nacionalidad&quot; }," calcext:value-type="string">
            <text:p>"12" : { "nombre" : "Siona", "tipo" : "Nacionalidad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Waorani</text:p>
          </table:table-cell>
          <table:table-cell office:value-type="string" calcext:value-type="string">
            <text:p><text:span text:style-name="T1">", "tipo" : "</text:span><text:span text:style-name="T2">Nacionalidad</text:span><text:span text:style-name="T1">" },</text:span></text:p>
          </table:table-cell>
          <table:table-cell table:formula="of:=CONCATENATE([.A13];[.B13];[.C13];[.D13];[.E13])" office:value-type="string" office:string-value="&quot;13&quot; : { &quot;nombre&quot; : &quot;Waorani&quot;, &quot;tipo&quot; : &quot;Nacionalidad&quot; }," calcext:value-type="string">
            <text:p>"13" : { "nombre" : "Waorani", "tipo" : "Nacionalidad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Kichwa</text:p>
          </table:table-cell>
          <table:table-cell office:value-type="string" calcext:value-type="string">
            <text:p><text:span text:style-name="T1">", "tipo" : "</text:span><text:span text:style-name="T2">Nacionalidad</text:span><text:span text:style-name="T1">" },</text:span></text:p>
          </table:table-cell>
          <table:table-cell table:formula="of:=CONCATENATE([.A14];[.B14];[.C14];[.D14];[.E14])" office:value-type="string" office:string-value="&quot;14&quot; : { &quot;nombre&quot; : &quot;Kichwa&quot;, &quot;tipo&quot; : &quot;Nacionalidad&quot; }," calcext:value-type="string">
            <text:p>"14" : { "nombre" : "Kichwa", "tipo" : "Nacionalidad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Afroecuatoriano</text:p>
          </table:table-cell>
          <table:table-cell office:value-type="string" calcext:value-type="string">
            <text:p><text:span text:style-name="T1">", "tipo" : "</text:span><text:span text:style-name="T3">Pueblo</text:span><text:span text:style-name="T1">" },</text:span></text:p>
          </table:table-cell>
          <table:table-cell table:formula="of:=CONCATENATE([.A15];[.B15];[.C15];[.D15];[.E15])" office:value-type="string" office:string-value="&quot;15&quot; : { &quot;nombre&quot; : &quot;Afroecuatoriano&quot;, &quot;tipo&quot; : &quot;Pueblo&quot; }," calcext:value-type="string">
            <text:p>"15" : { "nombre" : "Afroecuatoriano", "tipo" : "Pueblo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Montuvios</text:p>
          </table:table-cell>
          <table:table-cell office:value-type="string" calcext:value-type="string">
            <text:p><text:span text:style-name="T1">", "tipo" : "</text:span><text:span text:style-name="T3">Pueblo</text:span><text:span text:style-name="T1">" },</text:span></text:p>
          </table:table-cell>
          <table:table-cell table:formula="of:=CONCATENATE([.A16];[.B16];[.C16];[.D16];[.E16])" office:value-type="string" office:string-value="&quot;16&quot; : { &quot;nombre&quot; : &quot;Montuvios&quot;, &quot;tipo&quot; : &quot;Pueblo&quot; }," calcext:value-type="string">
            <text:p>"16" : { "nombre" : "Montuvios", "tipo" : "Pueblo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Huancavilca </text:p>
          </table:table-cell>
          <table:table-cell office:value-type="string" calcext:value-type="string">
            <text:p><text:span text:style-name="T1">", "tipo" : "</text:span><text:span text:style-name="T3">Pueblo</text:span><text:span text:style-name="T1">" },</text:span></text:p>
          </table:table-cell>
          <table:table-cell table:formula="of:=CONCATENATE([.A17];[.B17];[.C17];[.D17];[.E17])" office:value-type="string" office:string-value="&quot;17&quot; : { &quot;nombre&quot; : &quot;Huancavilca &quot;, &quot;tipo&quot; : &quot;Pueblo&quot; }," calcext:value-type="string">
            <text:p>"17" : { "nombre" : "Huancavilca ", "tipo" : "Pueblo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" : { "nombre" : "</text:p>
          </table:table-cell>
          <table:table-cell office:value-type="string" calcext:value-type="string">
            <text:p>Manta</text:p>
          </table:table-cell>
          <table:table-cell office:value-type="string" calcext:value-type="string">
            <text:p><text:span text:style-name="T1">", "tipo" : "</text:span><text:span text:style-name="T3">Pueblo</text:span><text:span text:style-name="T1">" },</text:span></text:p>
          </table:table-cell>
          <table:table-cell table:formula="of:=CONCATENATE([.A18];[.B18];[.C18];[.D18];[.E18])" office:value-type="string" office:string-value="&quot;18&quot; : { &quot;nombre&quot; : &quot;Manta&quot;, &quot;tipo&quot; : &quot;Pueblo&quot; }," calcext:value-type="string">
            <text:p>"18" : { "nombre" : "Manta", "tipo" : "Pueblo" },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table:style-name="ce1" table:number-columns-repeated="5"/>
          <table:table-cell table:style-name="ce8"/>
          <table:table-cell table:style-name="ce1" table:number-columns-repeated="1018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 : { "nombre" : "</text:p>
          </table:table-cell>
          <table:table-cell table:style-name="ce3" office:value-type="string" calcext:value-type="string">
            <text:p>Chibuleo 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22];[.B22];[.C22];[.D22];[.E22])" office:value-type="string" office:string-value="&quot;1&quot; : { &quot;nombre&quot; : &quot;Chibuleo &quot;, &quot;nacion&quot; : &quot;Kichwa&quot; }," calcext:value-type="string">
            <text:p>"1" : { "nombre" : "Chibuleo ", "nacion" : "Kichwa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 : { "nombre" : "</text:p>
          </table:table-cell>
          <table:table-cell table:style-name="ce3" office:value-type="string" calcext:value-type="string">
            <text:p>Kañari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23];[.B23];[.C23];[.D23];[.E23])" office:value-type="string" office:string-value="&quot;2&quot; : { &quot;nombre&quot; : &quot;Kañari&quot;, &quot;nacion&quot; : &quot;Kichwa&quot; }," calcext:value-type="string">
            <text:p>"2" : { "nombre" : "Kañari", "nacion" : "Kichwa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 : { "nombre" : "</text:p>
          </table:table-cell>
          <table:table-cell table:style-name="ce3" office:value-type="string" calcext:value-type="string">
            <text:p>Karanki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24];[.B24];[.C24];[.D24];[.E24])" office:value-type="string" office:string-value="&quot;3&quot; : { &quot;nombre&quot; : &quot;Karanki&quot;, &quot;nacion&quot; : &quot;Kichwa&quot; }," calcext:value-type="string">
            <text:p>"3" : { "nombre" : "Karanki", "nacion" : "Kichwa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 : { "nombre" : "</text:p>
          </table:table-cell>
          <table:table-cell table:style-name="ce3" office:value-type="string" calcext:value-type="string">
            <text:p>Kayambi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25];[.B25];[.C25];[.D25];[.E25])" office:value-type="string" office:string-value="&quot;4&quot; : { &quot;nombre&quot; : &quot;Kayambi&quot;, &quot;nacion&quot; : &quot;Kichwa&quot; }," calcext:value-type="string">
            <text:p>"4" : { "nombre" : "Kayambi", "nacion" : "Kichwa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 : { "nombre" : "</text:p>
          </table:table-cell>
          <table:table-cell table:style-name="ce3" office:value-type="string" calcext:value-type="string">
            <text:p>Kisapincha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26];[.B26];[.C26];[.D26];[.E26])" office:value-type="string" office:string-value="&quot;5&quot; : { &quot;nombre&quot; : &quot;Kisapincha&quot;, &quot;nacion&quot; : &quot;Kichwa&quot; }," calcext:value-type="string">
            <text:p>"5" : { "nombre" : "Kisapincha", "nacion" : "Kichwa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 : { "nombre" : "</text:p>
          </table:table-cell>
          <table:table-cell table:style-name="ce3" office:value-type="string" calcext:value-type="string">
            <text:p>Kitu Kara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27];[.B27];[.C27];[.D27];[.E27])" office:value-type="string" office:string-value="&quot;6&quot; : { &quot;nombre&quot; : &quot;Kitu Kara&quot;, &quot;nacion&quot; : &quot;Kichwa&quot; }," calcext:value-type="string">
            <text:p>"6" : { "nombre" : "Kitu Kara", "nacion" : "Kichwa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" : { "nombre" : "</text:p>
          </table:table-cell>
          <table:table-cell table:style-name="ce3" office:value-type="string" calcext:value-type="string">
            <text:p>Natabuela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28];[.B28];[.C28];[.D28];[.E28])" office:value-type="string" office:string-value="&quot;7&quot; : { &quot;nombre&quot; : &quot;Natabuela&quot;, &quot;nacion&quot; : &quot;Kichwa&quot; }," calcext:value-type="string">
            <text:p>"7" : { "nombre" : "Natabuela", "nacion" : "Kichwa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 : { "nombre" : "</text:p>
          </table:table-cell>
          <table:table-cell table:style-name="ce3" office:value-type="string" calcext:value-type="string">
            <text:p>Otavalo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29];[.B29];[.C29];[.D29];[.E29])" office:value-type="string" office:string-value="&quot;8&quot; : { &quot;nombre&quot; : &quot;Otavalo&quot;, &quot;nacion&quot; : &quot;Kichwa&quot; }," calcext:value-type="string">
            <text:p>"8" : { "nombre" : "Otavalo", "nacion" : "Kichwa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 : { "nombre" : "</text:p>
          </table:table-cell>
          <table:table-cell table:style-name="ce3" office:value-type="string" calcext:value-type="string">
            <text:p>Panzaleo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30];[.B30];[.C30];[.D30];[.E30])" office:value-type="string" office:string-value="&quot;9&quot; : { &quot;nombre&quot; : &quot;Panzaleo&quot;, &quot;nacion&quot; : &quot;Kichwa&quot; }," calcext:value-type="string">
            <text:p>"9" : { "nombre" : "Panzaleo", "nacion" : "Kichwa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 : { "nombre" : "</text:p>
          </table:table-cell>
          <table:table-cell table:style-name="ce3" office:value-type="string" calcext:value-type="string">
            <text:p>Puruwá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31];[.B31];[.C31];[.D31];[.E31])" office:value-type="string" office:string-value="&quot;10&quot; : { &quot;nombre&quot; : &quot;Puruwá&quot;, &quot;nacion&quot; : &quot;Kichwa&quot; }," calcext:value-type="string">
            <text:p>"10" : { "nombre" : "Puruwá", "nacion" : "Kichwa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" : { "nombre" : "</text:p>
          </table:table-cell>
          <table:table-cell table:style-name="ce3" office:value-type="string" calcext:value-type="string">
            <text:p>Salasaka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32];[.B32];[.C32];[.D32];[.E32])" office:value-type="string" office:string-value="&quot;11&quot; : { &quot;nombre&quot; : &quot;Salasaka&quot;, &quot;nacion&quot; : &quot;Kichwa&quot; }," calcext:value-type="string">
            <text:p>"11" : { "nombre" : "Salasaka", "nacion" : "Kichwa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 : { "nombre" : "</text:p>
          </table:table-cell>
          <table:table-cell table:style-name="ce3" office:value-type="string" calcext:value-type="string">
            <text:p>Saraguro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33];[.B33];[.C33];[.D33];[.E33])" office:value-type="string" office:string-value="&quot;12&quot; : { &quot;nombre&quot; : &quot;Saraguro&quot;, &quot;nacion&quot; : &quot;Kichwa&quot; }," calcext:value-type="string">
            <text:p>"12" : { "nombre" : "Saraguro", "nacion" : "Kichwa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 : { "nombre" : "</text:p>
          </table:table-cell>
          <table:table-cell table:style-name="ce3" office:value-type="string" calcext:value-type="string">
            <text:p>Tomabela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34];[.B34];[.C34];[.D34];[.E34])" office:value-type="string" office:string-value="&quot;13&quot; : { &quot;nombre&quot; : &quot;Tomabela&quot;, &quot;nacion&quot; : &quot;Kichwa&quot; }," calcext:value-type="string">
            <text:p>"13" : { "nombre" : "Tomabela", "nacion" : "Kichwa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 : { "nombre" : "</text:p>
          </table:table-cell>
          <table:table-cell table:style-name="ce3" office:value-type="string" calcext:value-type="string">
            <text:p>Waranka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35];[.B35];[.C35];[.D35];[.E35])" office:value-type="string" office:string-value="&quot;14&quot; : { &quot;nombre&quot; : &quot;Waranka&quot;, &quot;nacion&quot; : &quot;Kichwa&quot; }," calcext:value-type="string">
            <text:p>"14" : { "nombre" : "Waranka", "nacion" : "Kichwa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 : { "nombre" : "</text:p>
          </table:table-cell>
          <table:table-cell table:style-name="ce3" office:value-type="string" calcext:value-type="string">
            <text:p>Pasto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36];[.B36];[.C36];[.D36];[.E36])" office:value-type="string" office:string-value="&quot;15&quot; : { &quot;nombre&quot; : &quot;Pasto&quot;, &quot;nacion&quot; : &quot;Kichwa&quot; }," calcext:value-type="string">
            <text:p>"15" : { "nombre" : "Pasto", "nacion" : "Kichwa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 : { "nombre" : "</text:p>
          </table:table-cell>
          <table:table-cell table:style-name="ce4" office:value-type="string" calcext:value-type="string">
            <text:p>Palta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37];[.B37];[.C37];[.D37];[.E37])" office:value-type="string" office:string-value="&quot;16&quot; : { &quot;nombre&quot; : &quot;Palta&quot;, &quot;nacion&quot; : &quot;Kichwa&quot; }," calcext:value-type="string">
            <text:p>"16" : { "nombre" : "Palta", "nacion" : "Kichwa" },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"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 : { "nombre" : "</text:p>
          </table:table-cell>
          <table:table-cell table:style-name="ce5" office:value-type="string" calcext:value-type="string">
            <text:p>Kichwa de Amazonia</text:p>
          </table:table-cell>
          <table:table-cell table:style-name="ce7" office:value-type="string" calcext:value-type="string">
            <text:p>", "nacion" : "<text:span text:style-name="T4">Kichwa</text:span>" },</text:p>
          </table:table-cell>
          <table:table-cell table:formula="of:=CONCATENATE([.A38];[.B38];[.C38];[.D38];[.E38])" office:value-type="string" office:string-value="&quot;17&quot; : { &quot;nombre&quot; : &quot;Kichwa de Amazonia&quot;, &quot;nacion&quot; : &quot;Kichwa&quot; }," calcext:value-type="string">
            <text:p>"17" : { "nombre" : "Kichwa de Amazonia", "nacion" : "Kichwa" },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MS Mincho" svg:font-family="'MS Mincho'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EC">
      <number:day number:style="long"/>
      <number:text>-</number:text>
      <number:month number:textual="true"/>
    </number:date-style>
    <number:date-style style:name="N10113" number:language="es" number:country="EC">
      <number:month number:textual="true"/>
      <number:text>-</number:text>
      <number:year/>
    </number:date-style>
    <number:time-style style:name="N10114" number:language="es" number:country="EC">
      <number:hours/>
      <number:text>:</number:text>
      <number:minutes number:style="long"/>
      <number:text> </number:text>
      <number:am-pm/>
    </number:time-style>
    <number:time-style style:name="N10115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es" number:country="EC">
      <number:hours/>
      <number:text>:</number:text>
      <number:minutes number:style="long"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18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19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0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1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2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es" number:country="EC">
      <loext:text> </loext:text>
      <loext:fill-character> </loext:fill-character>
      <number:text>- </number:text>
    </number:number-style>
    <number:text-style style:name="N10123" number:language="es" number:country="EC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4P2" style:volatile="true" number:language="es" number:country="EC">
      <loext:text> $ </loext:text>
      <loext:fill-character> </loext:fill-character>
      <number:text>- </number:text>
    </number:currency-style>
    <number:text-style style:name="N10124" number:language="es" number:country="EC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es" number:country="EC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6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6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6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6" number:language="es" number:country="EC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0:53:23.020044620</meta:creation-date>
    <dc:date>2019-08-15T11:16:44.899719932</dc:date>
    <meta:editing-duration>PT8M25S</meta:editing-duration>
    <meta:editing-cycles>2</meta:editing-cycles>
    <meta:generator>LibreOffice/5.1.6.2$Linux_X86_64 LibreOffice_project/10m0$Build-2</meta:generator>
    <meta:document-statistic meta:table-count="1" meta:cell-count="210" meta:object-count="0"/>
  </office:meta>
</office:document-meta>
</file>